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94854" officeooo:paragraph-rsid="00194854"/>
    </style:style>
    <style:style style:name="P2" style:family="paragraph" style:parent-style-name="Standard">
      <style:text-properties officeooo:rsid="00194854" officeooo:paragraph-rsid="00194854"/>
    </style:style>
    <style:style style:name="T1" style:family="text">
      <style:text-properties officeooo:rsid="001a7370"/>
    </style:style>
    <style:style style:name="T2" style:family="text">
      <style:text-properties officeooo:rsid="001c3c09"/>
    </style:style>
    <style:style style:name="T3" style:family="text">
      <style:text-properties officeooo:rsid="001ca8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yan Devlin </text:p>
      <text:p text:style-name="P2">Comp 325</text:p>
      <text:p text:style-name="P2">Prof Majors</text:p>
      <text:p text:style-name="P2">Journal 3 Peer Review</text:p>
      <text:p text:style-name="P2"/>
      <text:p text:style-name="P2"/>
      <text:p text:style-name="P1">Observation 1:<text:line-break/><text:span text:style-name="T1">While I knew the keyboard was named Qwerty, I never knew why they settled on the design they chose. It’s funny to see carryovers from past technology. We use a keyboard layout designed to prevent tangled keys when entering digital input! I loved reading the book with the knowledge of present day as he was making predictions about what was to come. I was glad to find out he’s still around to see it all :)</text:span></text:p>
      <text:p text:style-name="Text_20_body">Observation 2:<text:line-break/><text:span text:style-name="T3">I noticed this same thing with my shower faucet. There’s no labels, unless they’ve faded away over time, and off points straight down. Without using it, you would have no idea how it works. Luckily the gulf of evaluation is small. As for increasingly clever designs, I found early at work that sometimes it’s better to go with the simple, easy-to-understand solution that the clever, tricky, cool way. I just implemented a process at work, and I kept thinking about this book as we brainstormed solutions.</text:span></text:p>
      <text:p text:style-name="Text_20_body">Observation 3:<text:line-break/><text:span text:style-name="T2">This class has also made me reevaluate surveys. I was in the same boat as you, considering them a waste of time, and not taking them unless I received some kind of benefit. But after this class, I realized how important answering these surveys truthfully can result in better products that I will benefit from down the road.</text:span></text:p>
      <text:p text:style-name="Text_20_body">Observation 4:<text:line-break/><text:span text:style-name="T2">Playing against computers are convenient, but it is very hard to hit a sweet spot where the game is challenging, without being completely broken (computer doing unrealistic things). In addition, competition brings in a social component to the game. Back when I played Halo 2 somewhat competitively, how well you performed increased your social status in the online community, which adds another layer of pressure and concerns beyond the parameters of the game. Even when playing Mario Kart against my brother-in-law, serious bragging rights are at stake <text:s/></text:span></text:p>
      <text:p text:style-name="Text_20_body">Observation 5:<text:line-break/><text:span text:style-name="T3">I also test applications, and had never heard of usability testing before this class. I’ve been more concerned with whether our jobs meet the requirements of the business, but never thought about the testing to see if those requirements were truly what was best. I find usability testing interesting because of the many different variations, even ones that do not involve end-users. One strategy, cognitive walkthrough, was the subject of an article I used for our papers, which caused problems on a development team with people getting defensive of their designs. I found this example funny because I’ve seen this many times in other, non-usability testing, design meetings. </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00:23:07.134649535</meta:creation-date>
    <dc:date>2017-03-31T01:25:46.453346480</dc:date>
    <meta:editing-duration>PT8M10S</meta:editing-duration>
    <meta:editing-cycles>1</meta:editing-cycles>
    <meta:document-statistic meta:table-count="0" meta:image-count="0" meta:object-count="0" meta:page-count="1" meta:paragraph-count="9" meta:word-count="435" meta:character-count="2594" meta:non-whitespace-character-count="2164"/>
    <meta:generator>LibreOffice/5.1.4.2$Linux_X86_64 LibreOffice_project/10m0$Build-2</meta:generator>
  </office:meta>
</office:document-meta>
</file>